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94a" officeooo:paragraph-rsid="0010894a"/>
    </style:style>
    <style:style style:name="P2" style:family="paragraph" style:parent-style-name="Standard">
      <style:text-properties fo:font-size="16pt" officeooo:rsid="0010894a" officeooo:paragraph-rsid="0010894a" style:font-size-asian="16pt" style:font-size-complex="16pt"/>
    </style:style>
    <style:style style:name="P3" style:family="paragraph" style:parent-style-name="Standard">
      <style:text-properties officeooo:rsid="0012ffdb" officeooo:paragraph-rsid="0014316f"/>
    </style:style>
    <style:style style:name="P4" style:family="paragraph" style:parent-style-name="Standard">
      <style:text-properties officeooo:rsid="0014316f" officeooo:paragraph-rsid="0014316f"/>
    </style:style>
    <style:style style:name="P5" style:family="paragraph" style:parent-style-name="Standard">
      <style:text-properties officeooo:rsid="0014695b" officeooo:paragraph-rsid="001469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ffdb" style:font-weight-asian="bold" style:font-weight-complex="bold"/>
    </style:style>
    <style:style style:name="T3" style:family="text">
      <style:text-properties officeooo:rsid="0012ffdb"/>
    </style:style>
    <style:style style:name="T4" style:family="text">
      <style:text-properties officeooo:rsid="001373e0"/>
    </style:style>
    <style:style style:name="T5" style:family="text">
      <style:text-properties officeooo:rsid="0014316f"/>
    </style:style>
    <style:style style:name="T6" style:family="text">
      <style:text-properties style:text-underline-style="solid" style:text-underline-width="auto" style:text-underline-color="font-color" officeooo:rsid="001373e0"/>
    </style:style>
    <style:style style:name="T7" style:family="text">
      <style:text-properties officeooo:rsid="00145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 Algorithm</text:p>
      <text:p text:style-name="P1"/>
      <text:p text:style-name="P4">Description</text:p>
      <text:p text:style-name="P1"/>
      <text:p text:style-name="P1">The Z algorithm is a fast, rather easy to implement algorithm which after running on a string S, it produces an array Z where Z[i] = (length of the longest prefix of S starting at I).</text:p>
      <text:p text:style-name="P1"/>
      <text:p text:style-name="P1">For simplicity we will use the following notations:</text:p>
      <text:p text:style-name="P1"/>
      <text:p text:style-name="P1"><text:span text:style-name="T1">SL...R] </text:span>= substring of S starting at L and ending at R.</text:p>
      <text:p text:style-name="P1"><text:span text:style-name="T1">Z[i]</text:span> = longest prefix of S starting at I</text:p>
      <text:p text:style-name="P1"/>
      <text:p text:style-name="P1">The Z algorithm relies on the following loop variance:</text:p>
      <text:p text:style-name="P1"/>
      <text:p text:style-name="P1">Suppose we have computed correctly the longest prefix for <text:span text:style-name="T1">i-1</text:span> and we have <text:span text:style-name="T1">L and R</text:span> which represent the bound for the last longest prefix of S.</text:p>
      <text:p text:style-name="P1"/>
      <text:p text:style-name="P1">- if <text:span text:style-name="T1">i&gt;R</text:span>, then the last longest prefix is out of the bounds of the current index and we have to compute it again.</text:p>
      <text:p text:style-name="P1">- if <text:span text:style-name="T1">i&lt;=R</text:span>, then <text:span text:style-name="T3">we have too options – either we use a precomputed value or we expand </text:span><text:span text:style-name="T2">R</text:span><text:span text:style-name="T3">.</text:span></text:p>
      <text:p text:style-name="P3">- let <text:span text:style-name="T1">k = i-L</text:span>. In this case, if <text:span text:style-name="T1">z[k] &lt; R-i+1</text:span> then, <text:span text:style-name="T1">z[i] = z[k].</text:span></text:p>
      <text:p text:style-name="P3">For example let </text:p>
      <text:p text:style-name="P3"><text:s text:c="8"/><text:span text:style-name="T5">0 1 2 3 4 5 6 7 8</text:span></text:p>
      <text:p text:style-name="P3"><text:span text:style-name="T5">S =</text:span> “<text:span text:style-name="T4">b b a a a a </text:span><text:span text:style-name="T6">b b aaaa</text:span><text:span text:style-name="T4">a”</text:span></text:p>
      <text:p text:style-name="P4">When we are at index 6, then left = 6 and right = 11. =&gt; Z[6] = 6.</text:p>
      <text:p text:style-name="P4">When we are at index 7, then z[1] = 5, R-i+1 = 11-6 + 1 = 6</text:p>
      <text:p text:style-name="P4">=&gt; z[k] &lt; R-i+1 and then z[7] = 5.</text:p>
      <text:p text:style-name="P4">- the last option is that <text:span text:style-name="T1">z[k] &gt;= R-i+1</text:span>, then we have to expand <text:span text:style-name="T1">R</text:span>.</text:p>
      <text:p text:style-name="P4"/>
      <text:p text:style-name="P4">Code</text:p>
      <text:p text:style-name="P4">It can be checked in the file “CodeBlocks project/algorithms/z_algorithm.cpp”.</text:p>
      <text:p text:style-name="P4"/>
      <text:p text:style-name="P4">Complexity</text:p>
      <text:p text:style-name="P4">The running time of the algorithm is O(N) where N is the length of the string. The algorithm uses additional O(N) space to compute the length of the prefix. The algorithm is useful in practice.</text:p>
      <text:p text:style-name="P4"/>
      <text:p text:style-name="P4">Application</text:p>
      <text:p text:style-name="P4">The algorithm can be used for the string searching problem where given a string HAYSTACK, we need to find an occurence index for NEEDLE.</text:p>
      <text:p text:style-name="P4">Since the Z algorithm only finds the longest prefix length at some index for a given string, they we must modify the algorithm. Suppose that we are given a haystack H and a needle N, then we will build a new string by appending both of them where</text:p>
      <text:p text:style-name="P4">C = NaH where a is some character which is not in N and H. Since the data type “char” gives the opportunity to have a value between 0 and 255 (8 bits), then we can <text:span text:style-name="T7">choose such a value which is not in the ASCII table or at least such which doesn't occur in our haystack and needle.</text:span></text:p>
      <text:p text:style-name="P5">By just offsetting the indeces, we could skip creating a new string, but just use the both given – haystack and need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01:16:46.762966851</meta:creation-date>
    <dc:date>2014-05-26T02:31:25.756668937</dc:date>
    <meta:editing-duration>P1DT58M39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27" meta:word-count="443" meta:character-count="2179" meta:non-whitespace-character-count="1752"/>
  </office:meta>
</office:document-meta>
</file>